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margin-left="0.5in">
        <style:tab-stops/>
      </style:paragraph-properties>
    </style:style>
    <style:style style:name="P3" style:parent-style-name="Standard" style:family="paragraph">
      <style:paragraph-properties fo:margin-left="0.5in">
        <style:tab-stops/>
      </style:paragraph-properties>
    </style:style>
    <style:style style:name="P4" style:parent-style-name="Standard" style:family="paragraph">
      <style:paragraph-properties fo:margin-left="0.5in">
        <style:tab-stops/>
      </style:paragraph-properties>
    </style:style>
    <style:style style:name="P5" style:parent-style-name="Standard" style:family="paragraph">
      <style:paragraph-properties fo:margin-left="0.5in">
        <style:tab-stops/>
      </style:paragraph-properties>
    </style:style>
    <style:style style:name="P6" style:parent-style-name="Standard" style:family="paragraph">
      <style:paragraph-properties fo:margin-left="0.5in">
        <style:tab-stops/>
      </style:paragraph-properties>
    </style:style>
    <style:style style:name="P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0" style:parent-style-name="Standard" style:family="paragraph">
      <style:paragraph-properties fo:margin-left="0.5in">
        <style:tab-stops/>
      </style:paragraph-properties>
    </style:style>
    <style:style style:name="P11" style:parent-style-name="Standard" style:family="paragraph">
      <style:paragraph-properties fo:margin-left="0.5in">
        <style:tab-stops/>
      </style:paragraph-properties>
    </style:style>
    <style:style style:name="P12" style:parent-style-name="Standard" style:family="paragraph">
      <style:paragraph-properties fo:margin-left="0.5in">
        <style:tab-stops/>
      </style:paragraph-properties>
    </style:style>
    <style:style style:name="P13" style:parent-style-name="Standard" style:family="paragraph">
      <style:paragraph-properties fo:margin-left="0.5in">
        <style:tab-stops/>
      </style:paragraph-properties>
    </style:style>
    <style:style style:name="P14" style:parent-style-name="Standard" style:family="paragraph">
      <style:paragraph-properties fo:margin-left="0.5in">
        <style:tab-stops/>
      </style:paragraph-properties>
    </style:style>
    <style:style style:name="P15" style:parent-style-name="Standard" style:family="paragraph">
      <style:paragraph-properties fo:margin-left="0.5in">
        <style:tab-stops/>
      </style:paragraph-properties>
    </style:style>
    <style:style style:name="P16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Practica 17:</text:p>
      <text:p text:style-name="Standard">Objetivo: Manejo avanzado de ficheros</text:p>
      <text:p text:style-name="Standard"/>
      <text:p text:style-name="Standard">Paso 1: Recuperar errores de ficheros dañados</text:p>
      <text:p text:style-name="Standard"/>
      <text:p text:style-name="Standard"><text:tab/>RECOVER</text:p>
      <text:p text:style-name="Standard"/>
      <text:p text:style-name="P2">RECOVER [ARCHIVO]</text:p>
      <text:p text:style-name="P3">RECOVER.001</text:p>
      <text:p text:style-name="P4"/>
      <text:p text:style-name="Standard">B) Asociar a un fichero</text:p>
      <text:p text:style-name="P5">ASSOC</text:p>
      <text:p text:style-name="P6"/>
      <text:p text:style-name="Standard">C) Asociar un identificador o una cadena a una aplicación</text:p>
      <text:p text:style-name="Standard"/>
      <text:p text:style-name="P7">FTYPE CERVEZA=C:\WINDOWS\SISTEMA32\MOTEPAD.EXE %1 %*</text:p>
      <text:p text:style-name="P8">COPY CON EJER01.BAT</text:p>
      <text:p text:style-name="P9">@ECHO OFF</text:p>
      <text:p text:style-name="P10">CLS</text:p>
      <text:p text:style-name="P11">ECHO COLEGILLA</text:p>
      <text:p text:style-name="P12">PAUSE</text:p>
      <text:p text:style-name="P13">^Z</text:p>
      <text:p text:style-name="P14">COPY EJER01.BAT \USERS\ALUMNO\DESKTOP</text:p>
      <text:p text:style-name="Standard">D)Anular<text:s/>la<text:s/>asociación</text:p>
      <text:p text:style-name="P15">assoc .bat=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an Mari Sanchez</meta:initial-creator>
    <dc:creator>Juan Mari Sanchez</dc:creator>
    <meta:creation-date>2020-03-10T17:27:00Z</meta:creation-date>
    <dc:date>2020-03-10T17:27:00Z</dc:date>
    <meta:template xlink:href="Normal.dotm" xlink:type="simple"/>
    <meta:editing-cycles>2</meta:editing-cycles>
    <meta:editing-duration>PT0S</meta:editing-duration>
    <meta:document-statistic meta:page-count="1" meta:paragraph-count="1" meta:word-count="63" meta:character-count="414" meta:row-count="2" meta:non-whitespace-character-count="352"/>
  </office:meta>
</office:document-meta>
</file>